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600000342D93444F5217F2AC0.png" manifest:media-type="image/png"/>
  <manifest:file-entry manifest:full-path="Pictures/10000201000005D600000342521520E2668055AF.png" manifest:media-type="image/png"/>
  <manifest:file-entry manifest:full-path="Pictures/10000201000003A60000046C60916485B0A15C41.png" manifest:media-type="image/png"/>
  <manifest:file-entry manifest:full-path="Pictures/10000201000005A60000046CF45F6EF6969FEF2F.png" manifest:media-type="image/png"/>
  <manifest:file-entry manifest:full-path="Pictures/10000201000005B600000422C04B0596AF7A01A0.png" manifest:media-type="image/png"/>
  <manifest:file-entry manifest:full-path="Pictures/1000020100000496000001CEC0454B7624B85BAA.png" manifest:media-type="image/png"/>
  <manifest:file-entry manifest:full-path="Pictures/100002010000058600000368A8ADE542D9B863B9.png" manifest:media-type="image/png"/>
  <manifest:file-entry manifest:full-path="Pictures/100000000000016C00000068E827E3066B589428.png" manifest:media-type="image/png"/>
  <manifest:file-entry manifest:full-path="Pictures/10000201000003260000038EA68B71D6832C36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6" style:family="graphic" style:parent-style-name="standard">
      <style:graphic-properties draw:fill="none" draw:textarea-vertical-align="middle" draw:auto-grow-height="false" fo:min-height="3.452cm" fo:min-width="0cm"/>
    </style:style>
    <style:style style:name="gr17" style:family="graphic" style:parent-style-name="standard">
      <style:graphic-properties draw:fill="none" draw:textarea-vertical-align="middle" draw:auto-grow-height="false" fo:min-height="1.04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style:use-window-font-color="true"/>
    </style:style>
    <style:style style:name="P21" style:family="paragraph">
      <loext:graphic-properties draw:fill="none"/>
    </style:style>
    <style:style style:name="P22" style:family="paragraph">
      <style:text-properties fo:color="#cccccc" fo:font-size="8pt" style:font-size-asian="8pt" style:font-size-complex="8pt"/>
    </style:style>
    <style:style style:name="P23" style:family="paragraph">
      <loext:graphic-properties draw:fill="none" draw:fill-color="#ffffff"/>
      <style:text-properties fo:color="#cccccc" fo:font-size="8pt" style:font-size-asian="8pt" style:font-size-complex="8pt"/>
    </style:style>
    <style:style style:name="P24" style:family="paragraph">
      <style:text-properties fo:color="#c9211e" fo:font-weight="bold"/>
    </style:style>
    <style:style style:name="P25" style:family="paragraph">
      <loext:graphic-properties draw:fill="none" draw:fill-color="#ffffff"/>
      <style:text-properties fo:color="#c9211e" fo:font-weight="bold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cccc" fo:font-size="8pt" style:font-size-asian="8pt" style:font-size-complex="8pt"/>
    </style:style>
    <style:style style:name="T27" style:family="text">
      <style:text-properties style:use-window-font-color="true" fo:font-style="italic" style:font-style-asian="italic" style:font-style-complex="italic"/>
    </style:style>
    <style:style style:name="T28" style:family="text">
      <style:text-properties style:use-window-font-color="true" fo:font-style="normal" style:font-style-asian="normal" style:font-style-complex="normal"/>
    </style:style>
    <style:style style:name="T29" style:family="text">
      <style:text-properties fo:font-size="18pt" style:font-size-asian="18pt" style:font-weight-asian="normal" style:font-size-complex="18pt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1" draw:layer="layout" svg:width="17.272cm" svg:height="10.651cm" svg:x="1.27cm" svg:y="3.993cm">
          <draw:image xlink:href="Pictures/100002010000058600000368A8ADE542D9B863B9.png" xlink:type="simple" xlink:show="embed" xlink:actuate="onLoad" loext:mime-type="image/png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3">Assertions</text:span><text:span text:style-name="T14"> for checking the results</text:span></text:p>
              </text:list-item>
              <text:list-item>
                <text:p text:style-name="P13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3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A Pattern</text:p>
          </draw:text-box>
        </draw:frame>
        <draw:frame presentation:style-name="pr7" draw:text-style-name="P15" draw:layer="layout" svg:width="9.974cm" svg:height="12.7cm" svg:x="17.526cm" svg:y="2.032cm">
          <draw:text-box>
            <text:list text:style-name="L5">
              <text:list-item>
                <text:p text:style-name="P14"><text:span text:style-name="T15">Arrange</text:span></text:p>
              </text:list-item>
              <text:list-item>
                <text:p text:style-name="P14"><text:span text:style-name="T16">Act (execute)</text:span></text:p>
              </text:list-item>
              <text:list-item>
                <text:p text:style-name="P14"><text:span text:style-name="T17">Assert (check)</text:span></text:p>
              </text:list-item>
            </text:list>
          </draw:text-box>
        </draw:frame>
        <draw:frame draw:style-name="gr7" draw:text-style-name="P11" draw:layer="layout" svg:width="16.764cm" svg:height="6.596cm" svg:x="0.384cm" svg:y="4.931cm">
          <draw:image xlink:href="Pictures/1000020100000496000001CEC0454B7624B85B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7" draw:layer="layout" svg:width="10.16cm" svg:height="10.371cm" svg:x="1.47cm" svg:y="2.583cm">
          <draw:text-box>
            <text:list text:style-name="L6">
              <text:list-item>
                <text:p text:style-name="P16"><text:span text:style-name="T18"><text:s/></text:span><text:span text:style-name="T19">Pass</text:span></text:p>
                <text:p text:style-name="P16"><text:span text:style-name="T18"><text:s/></text:span></text:p>
              </text:list-item>
              <text:list-item>
                <text:p text:style-name="P16"><text:span text:style-name="T20"><text:s/></text:span><text:span text:style-name="T21">Fail</text:span></text:p>
                <text:p text:style-name="P16"><text:span text:style-name="T20"/></text:p>
              </text:list-item>
              <text:list-item>
                <text:p text:style-name="P14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1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6.595cm" svg:height="5.121cm" svg:x="7.883cm" svg:y="4.986cm">
          <draw:text-box>
            <text:p text:style-name="P14"><text:span text:style-name="T23">a) Program is defect</text:span></text:p>
            <text:p text:style-name="P14"><text:span text:style-name="T23"/></text:p>
            <text:p text:style-name="P14"><text:span text:style-name="T23">b) Test is defect</text:span></text:p>
          </draw:text-box>
        </draw:frame>
        <draw:frame draw:style-name="gr7" draw:text-style-name="P11" draw:layer="layout" svg:width="8.121cm" svg:height="9.169cm" svg:x="17.533cm" svg:y="2.286cm">
          <draw:image xlink:href="Pictures/10000201000003260000038EA68B71D6832C36E5.png" xlink:type="simple" xlink:show="embed" xlink:actuate="onLoad" loext:mime-type="image/png">
            <text:p/>
          </draw:image>
        </draw:frame>
        <draw:frame draw:style-name="gr7" draw:text-style-name="P11" draw:layer="layout" svg:width="9.628cm" svg:height="2.75cm" svg:x="16.51cm" svg:y="10.966cm">
          <draw:image xlink:href="Pictures/100000000000016C00000068E827E3066B5894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9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All</text:p>
                  </text:list-item>
                  <text:list-item>
                    <text:p>@AfterAll</text:p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0.863cm" svg:height="13.166cm" svg:x="15.494cm" svg:y="2.074cm">
          <draw:image xlink:href="Pictures/10000201000003A60000046C60916485B0A15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19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3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.468cm" svg:height="10.576cm" svg:x="13.97cm" svg:y="2.54cm">
          <draw:image xlink:href="Pictures/100002010000042600000342D93444F5217F2A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6" draw:text-style-name="P20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4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1" draw:layer="layout" svg:x1="23.225cm" svg:y1="5.504cm" svg:x2="21.193cm" svg:y2="6.604cm">
          <text:p/>
        </draw:line>
        <draw:line draw:style-name="gr12" draw:text-style-name="P21" draw:layer="layout" svg:x1="20.939cm" svg:y1="7.536cm" svg:x2="18.907cm" svg:y2="8.72cm">
          <text:p/>
        </draw:line>
        <draw:line draw:style-name="gr12" draw:text-style-name="P21" draw:layer="layout" svg:x1="21.447cm" svg:y1="7.536cm" svg:x2="23.225cm" svg:y2="8.72cm">
          <text:p/>
        </draw:line>
        <draw:frame presentation:style-name="pr4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Doubles</text:p>
                <text:list>
                  <text:list-item>
                    <text:p>Object or component that we install in place of the real component for a test</text:p>
                  </text:list-item>
                </text:list>
              </text:list-item>
              <text:list-item>
                <text:p>Dummy Object </text:p>
                <text:list>
                  <text:list-item>
                    <text:p>Placeholder object that is passed to the SUT as an argument (or an attribute of an argument) but is never actually used</text:p>
                  </text:list-item>
                </text:list>
              </text:list-item>
              <text:list-item>
                <text:p>Test Stub</text:p>
                <text:list>
                  <text:list-item>
                    <text:p text:style-name="P19"><text:span text:style-name="T25">Replaces component that SUT depends on, configure indirect inputs to the SUT</text:span></text:p>
                  </text:list-item>
                </text:list>
              </text:list-item>
              <text:list-item>
                <text:p>Mock Object</text:p>
                <text:list>
                  <text:list-item>
                    <text:p>Test Stub + ability to verify inputs of the SUT by behaviour expectation</text:p>
                  </text:list-item>
                </text:list>
              </text:list-item>
              <text:list-item>
                <text:p>Test Spy</text:p>
                <text:list>
                  <text:list-item>
                    <text:p>Test Stub + ability to verify inputs of the SUT by recording calls to the spy that can be verified</text:p>
                  </text:list-item>
                </text:list>
              </text:list-item>
              <text:list-item>
                <text:p>Fake Object</text:p>
                <text:list>
                  <text:list-item>
                    <text:p>Replaces component with an alternative implementation of the same functionality</text:p>
                  </text:list-item>
                </text:list>
              </text:list-item>
            </text:list>
          </draw:text-box>
        </draw:frame>
        <draw:frame draw:style-name="gr13" draw:text-style-name="P23" draw:layer="layout" svg:width="8.89cm" svg:height="1.037cm" svg:x="0.762cm" svg:y="14.457cm">
          <draw:text-box>
            <text:p text:style-name="P22"><text:span text:style-name="T26">xUnit Test Patterns: Refactoring Test Code by Gerard Meszaros,</text:span><text:span text:style-name="T26"><text:line-break/></text:span><text:span text:style-name="T26">Published by Addison-Wesley Professional, 2007 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6" draw:layer="layout" svg:width="27cm" svg:height="11.729cm" svg:x="0.432cm" svg:y="2.242cm" presentation:class="outline" presentation:user-transformed="true">
          <draw:text-box>
            <text:list text:style-name="L3">
              <text:list-item>
                <text:p>Available from <text:a xlink:href="https://site.mockito.org/" xlink:type="simple">https://site.mockito.org/</text:a></text:p>
              </text:list-item>
              <text:list-item>
                <text:p>Serves a variety of testing double functionality</text:p>
                <text:list>
                  <text:list-item>
                    <text:p>Stubbing</text:p>
                  </text:list-item>
                  <text:list-item>
                    <text:p>Mocking</text:p>
                  </text:list-item>
                  <text:list-item>
                    <text:p>Spying</text:p>
                  </text:list-item>
                  <text:list-item>
                    <text:p>Etc.</text:p>
                  </text:list-item>
                </text:list>
              </text:list-item>
              <text:list-item>
                <text:p>Easy syntax to create doubles</text:p>
              </text:list-item>
              <text:list-item>
                <text:p>Easy syntac to verify double behaviour</text:p>
              </text:list-item>
              <text:list-item>
                <text:p>Interacts very well with JUni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: Component under Test</text:p>
          </draw:text-box>
        </draw:frame>
        <draw:frame draw:style-name="gr14" draw:text-style-name="P4" draw:layer="layout" svg:width="20.476cm" svg:height="11.43cm" svg:x="0.86cm" svg:y="2.286cm">
          <draw:image xlink:href="Pictures/10000201000005D600000342521520E2668055AF.png" xlink:type="simple" xlink:show="embed" xlink:actuate="onLoad" loext:mime-type="image/png">
            <text:p/>
          </draw:image>
        </draw:frame>
        <draw:frame draw:style-name="gr15" draw:text-style-name="P25" draw:layer="layout" svg:width="4.826cm" svg:height="3.233cm" svg:x="22.098cm" svg:y="4.641cm">
          <draw:text-box>
            <text:p text:style-name="P24">Inversion of Control</text:p>
          </draw:text-box>
        </draw:frame>
        <draw:custom-shape draw:style-name="gr16" draw:text-style-name="P11" draw:layer="layout" svg:width="0.508cm" svg:height="4.064cm" svg:x="21.59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draw:style-name="gr14" draw:text-style-name="P4" draw:layer="layout" svg:width="17.78cm" svg:height="12.867cm" svg:x="0.508cm" svg:y="2.119cm">
          <draw:image xlink:href="Pictures/10000201000005B600000422C04B0596AF7A01A0.png" xlink:type="simple" xlink:show="embed" xlink:actuate="onLoad" loext:mime-type="image/png">
            <text:p/>
          </draw:image>
        </draw:frame>
        <draw:frame presentation:style-name="pr6" draw:text-style-name="P20" draw:layer="layout" svg:width="8.966cm" svg:height="6.604cm" svg:x="18.466cm" svg:y="2.286cm" presentation:class="outline" presentation:user-transformed="true">
          <draw:text-box>
            <text:list text:style-name="L3">
              <text:list-item>
                <text:p><text:span text:style-name="T12">Mock creation with static </text:span><text:span text:style-name="T27">mock</text:span><text:span text:style-name="T28"> method or with </text:span><text:span text:style-name="T27">@Mock</text:span><text:span text:style-name="T28"> annotation</text:span></text:p>
              </text:list-item>
              <text:list-item>
                <text:p><text:span text:style-name="T28">Behaviour specification with </text:span><text:span text:style-name="T28">static </text:span><text:span text:style-name="T27">when</text:span><text:span text:style-name="T28"> method</text:span></text:p>
              </text:list-item>
              <text:list-item>
                <text:p><text:span text:style-name="T28">Behaviour verification with static </text:span><text:span text:style-name="T27">verify method</text:span></text:p>
              </text:list-item>
            </text:list>
          </draw:text-box>
        </draw:frame>
        <draw:custom-shape draw:style-name="gr17" draw:text-style-name="P11" draw:layer="layout" svg:width="0.454cm" svg:height="1.524cm" svg:x="18.85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25" draw:layer="layout" svg:width="4.826cm" svg:height="3.233cm" svg:x="19.258cm" svg:y="7.528cm">
          <draw:text-box>
            <text:p text:style-name="P24">Inversion of Control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27" draw:layer="layout" svg:width="20cm" svg:height="4cm" svg:x="0cm" svg:y="11.75cm">
          <draw:text-box>
            <text:p text:style-name="P26"><text:span text:style-name="T29">DR</text:span></text:p>
          </draw:text-box>
        </draw:frame>
        <draw:frame presentation:style-name="pr9" draw:text-style-name="P28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9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30">Original version</text:p>
                <text:list>
                  <text:list-item>
                    <text:p><text:span text:style-name="T25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ntributions</text:p>
                <text:list>
                  <text:list-item>
                    <text:p>Georg Schwarz refactoring the slides with new examples</text:p>
                  </text:list-item>
                  <text:list-item>
                    <text:p text:style-name="P19">…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23M4S</meta:editing-duration>
    <meta:editing-cycles>221</meta:editing-cycles>
    <meta:generator>LibreOffice/6.2.6.2$Linux_X86_64 LibreOffice_project/20$Build-2</meta:generator>
    <meta:initial-creator>Dirk Riehle</meta:initial-creator>
    <dc:date>2019-10-04T14:59:14.603647806</dc:date>
    <meta:printed-by>Dirk Riehle</meta:printed-by>
    <meta:print-date>2013-05-04T19:19:21</meta:print-date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